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date" office:date-value="1965-01-01">
            <text:p>01/01/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2" office:value-type="float" office:value="31">
            <text:p>3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date" office:date-value="1965-02-01">
            <text:p>02/01/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.75">
            <text:p>9.7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.2">
            <text:p>26.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style-name="ce1" office:value-type="date" office:date-value="1965-03-01">
            <text:p>03/01/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.75">
            <text:p>11.7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.75">
            <text:p>13.7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.25">
            <text:p>12.2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.25">
            <text:p>11.2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.6">
            <text:p>18.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.75">
            <text:p>11.7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.75">
            <text:p>10.7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.5">
            <text:p>10.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1" office:value-type="date" office:date-value="1965-04-01">
            <text:p>04/01/6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.75">
            <text:p>3.7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75">
            <text:p>1.75</text:p>
          </table:table-cell>
        </table:table-row>
        <table:table-row table:style-name="ro1">
          <table:table-cell table:style-name="ce1" office:value-type="date" office:date-value="1965-05-01">
            <text:p>05/01/65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75">
            <text:p>2.7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25">
            <text:p>3.2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.25">
            <text:p>3.2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25">
            <text:p>4.2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.25">
            <text:p>5.2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.75">
            <text:p>5.7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.25">
            <text:p>2.2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.25">
            <text:p>2.2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.25">
            <text:p>2.2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.25">
            <text:p>5.25</text:p>
          </table:table-cell>
        </table:table-row>
        <table:table-row table:style-name="ro1">
          <table:table-cell table:style-name="ce1" office:value-type="date" office:date-value="1965-06-01">
            <text:p>06/01/65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75">
            <text:p>8.7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25">
            <text:p>4.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.35">
            <text:p>7.3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.25">
            <text:p>7.25</text:p>
          </table:table-cell>
        </table:table-row>
        <table:table-row table:style-name="ro1">
          <table:table-cell table:style-name="ce1" office:value-type="date" office:date-value="1965-07-01">
            <text:p>07/01/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25">
            <text:p>7.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25">
            <text:p>4.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25">
            <text:p>5.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25">
            <text:p>3.2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25">
            <text:p>4.2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75">
            <text:p>4.7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.75">
            <text:p>3.75</text:p>
          </table:table-cell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table:style-name="ce1" office:value-type="date" office:date-value="1965-08-01">
            <text:p>08/01/6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table:style-name="ce1" office:value-type="date" office:date-value="1965-09-01">
            <text:p>09/01/6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table:style-name="ce1" office:value-type="string">
            <text:p>010/01/196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table:style-name="ce1" office:value-type="string">
            <text:p>011/01/196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4/17/2016</text:date>, <text:time>16:0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16-04-17T14:47:07.24</meta:creation-date>
    <dc:date>2016-04-17T16:05:32.11</dc:date>
    <dc:creator>James Lombardi</dc:creator>
    <meta:editing-duration>PT1H15M20S</meta:editing-duration>
    <meta:editing-cycles>8</meta:editing-cycles>
    <meta:generator>OpenOffice/4.1.0$Win32 OpenOffice.org_project/410m18$Build-9764</meta:generator>
    <meta:document-statistic meta:table-count="3" meta:cell-count="518" meta:object-count="0"/>
  </office:meta>
</office:document-meta>
</file>